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Visualizer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Visualizer.actionPerformed( ActionEvent e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t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Visualizer.add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tVisualizer.Stat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